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BundlePersistenceManager.buildNodeReferencesFilePath( StringBuffer buf , NodeReferencesId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BundlePersistenceManager.buildNodeFolderPath( StringBuffer buf , NodeId i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BundlePersistenceManager.load( PropertyId i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AbstractBundlePersistenceManager.getBundle( NodeId 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BundlePersistenceManager.evictBundle( Node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bstractBundlePersistenceManager.buildPropFilePath( StringBuffer buf , PropertyId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BundlePersistenceManager.getNsIndex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BundlePersistenceManager.onExternalUpdate( ChangeLog change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AbstractBundlePersistenceManager.deleteBundle( NodePropBundle bu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BundlePersistenceManager.buildBlobFilePath( StringBuffer buf , PropertyId id , int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BundlePersistenceManager.putBundle( NodePropBundle bund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BundlePersistenceManager.checkConsistency( String [ ] uuids , boolean recursive , boolean 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BundlePersistenceManager.store( ChangeLog changeLog )</text:p>
          </table:table-cell>
          <table:table-cell office:value-type="float" office:value="32">
            <text:p text:style-name="Table_20_Contents">32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19">
            <text:p text:style-name="Table_20_Contents">119</text:p>
          </table:table-cell>
        </table:table-row>
        <table:table-row>
          <table:table-cell office:value-type="string">
            <text:p text:style-name="Table_20_Contents">AbstractBundlePersistenceManager.createNew( Property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undlePersistenceManager.exists( PropertyId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BundlePersistenceManager.buildNodeFilePath( StringBuffer buf , NodeId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BundlePersistenceManager.createNew( Node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undlePersistenceManager.getBundleCache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undlePersistenceManager.exists( Node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undlePersistenceManager.setBundleCacheSize( String bundleCache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undlePersistenceManager.load( NodeId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BundlePersistenceManager.init( PM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BundlePersistenceManager.getNameIndex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